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style:border-line-width-top="0.0008in 0.0346in 0.0008in" fo:padding-left="0in" fo:padding-right="0in" fo:padding-top="0.0138in" fo:padding-bottom="0in" fo:border-left="none" fo:border-right="none" fo:border-top="0.0362in double #000000" fo:border-bottom="none"/>
      <style:text-properties fo:font-size="12pt" style:font-size-asian="12pt" style:font-size-complex="12pt"/>
    </style:style>
    <style:style style:name="P7" style:family="paragraph" style:parent-style-name="Standard">
      <style:paragraph-properties fo:keep-with-next="always"/>
      <style:text-properties fo:font-size="12pt" style:font-size-asian="12pt" style:font-size-complex="12pt"/>
    </style:style>
    <style:style style:name="P8" style:family="paragraph" style:parent-style-name="Standard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font-name="Iskoola Pota" fo:font-size="18pt" fo:font-weight="bold" style:font-size-asian="18pt" style:font-weight-asian="bold" style:font-name-complex="Iskoola Pota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86cb" style:text-line-through-style="none" style:font-name="Arial1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uigi Vincent</text:p>
      <text:p text:style-name="P1">Home Address:<text:tab/><text:tab/><text:tab/><text:tab/><text:tab/><text:tab/><text:tab/><text:tab/><text:tab/> <text:s text:c="2"/>Relevant websites:<text:tab/> <text:s text:c="9"/></text:p>
      <text:p text:style-name="Standard"><text:span text:style-name="T1">1837 Manor Dr<text:tab/><text:tab/><text:tab/><text:tab/><text:tab/><text:tab/> <text:s text:c="3"/></text:span><text:a xlink:type="simple" xlink:href="https://www.codeeval.com/profile/Javaliant/" office:target-frame-name="_blank" xlink:show="new" text:style-name="Internet_20_link" text:visited-style-name="Visited_20_Internet_20_Link"><text:span text:style-name="T11">https://www.codeeval.com/profile/Javaliant/</text:span></text:a> </text:p>
      <text:p text:style-name="P2">Union, NJ <text:s/>07083<text:tab/><text:tab/><text:tab/><text:tab/><text:tab/> <text:s text:c="35"/>https://github.com/Javaliant <text:s/><text:tab/><text:tab/></text:p>
      <text:p text:style-name="P2">(862) 823-1747<text:tab/><text:tab/><text:tab/> <text:s text:c="13"/>http://codereview.stackexchange.com/users/49181/legato<text:tab/><text:tab/></text:p>
      <text:p text:style-name="P2"><text:a xlink:type="simple" xlink:href="mailto:luigipvincent@gmail.co" text:style-name="Internet_20_link" text:visited-style-name="Visited_20_Internet_20_Link">luigipvincent@gmail.co</text:a><text:tab/><text:tab/><text:tab/> <text:s text:c="7"/>https://www.linkedin.com/in/luigi-vincent-b82254103</text:p>
      <text:p text:style-name="P6"/>
      <text:p text:style-name="P6">I am on a never ending quest toward self-improvement. Patience, Persistence, and Perseverance are my mottos towards all tasks. Problems, by nature, demand a solution and I make it my mission to find it. </text:p>
      <text:p text:style-name="P8"/>
      <text:p text:style-name="P8">EDUCATION</text:p>
      <text:p text:style-name="P1">Graduation: 2017<text:tab/><text:tab/> <text:s text:c="10"/>Kean University<text:tab/> <text:s text:c="38"/>Union, New Jersey</text:p>
      <text:p text:style-name="Standard"><text:span text:style-name="T2">Major</text:span><text:span text:style-name="T1">: </text:span><text:span text:style-name="T3">Computer Science</text:span><text:span text:style-name="T1"><text:tab/> <text:s text:c="9"/><text:tab/><text:tab/><text:tab/> <text:s/></text:span><text:span text:style-name="T2"><text:tab/><text:tab/><text:tab/><text:tab/> <text:s text:c="13"/>CS GPA: 4.0</text:span></text:p>
      <text:p text:style-name="P1"><text:tab/><text:tab/><text:tab/><text:tab/><text:tab/></text:p>
      <text:p text:style-name="P8">LANGUAGE</text:p>
      <text:p text:style-name="P2"><text:span text:style-name="T8">Experience with </text:span><text:span text:style-name="T9">Java</text:span><text:span text:style-name="T8"> including JavaFX platform, </text:span><text:span text:style-name="T9">HTML</text:span><text:span text:style-name="T8">, </text:span><text:span text:style-name="T9">CSS</text:span><text:span text:style-name="T8">, along with </text:span><text:span text:style-name="T9">JavaScript</text:span><text:span text:style-name="T8">, including Jquery and Node.JS, </text:span><text:span text:style-name="T9">Python</text:span><text:span text:style-name="T8">, </text:span><text:span text:style-name="T9">R, PHP</text:span><text:span text:style-name="T8">, </text:span><text:span text:style-name="T9">MySQL</text:span><text:span text:style-name="T8">, </text:span><text:span text:style-name="T9">Ruby.</text:span></text:p>
      <text:p text:style-name="P2">Native <text:span text:style-name="T10">French</text:span> and <text:span text:style-name="T10">Creole</text:span>, novice <text:span text:style-name="T10">Spanish</text:span> speaker.</text:p>
      <text:p text:style-name="P8"/>
      <text:p text:style-name="P8">EXPERIENCE</text:p>
      <text:p text:style-name="P4">i<text:span text:style-name="T9">D Tech Camps</text:span></text:p>
      <text:p text:style-name="P3">Instructor (2015 - Present) <text:s/>- Tasked with teaching Java to children of ages ranging from 12 to 19 at Seton Hall University, Hired directly by Regional Manager: Clay Patterson (cpatterson@idtech.com)</text:p>
      <text:p text:style-name="P3"/>
      <text:p text:style-name="P5">Music Institute For Children</text:p>
      <text:p text:style-name="Standard"><text:span text:style-name="T4">Youth Leader &amp; Instructor (2013-2015) – Taught the Piano, Guitar and Violin, Led Percussion Ensemble, <text:s/>responsible for attendees' day to day activities. Director : Ms. Alysia (</text:span>90<text:span text:style-name="T12">8-469-1211)</text:span></text:p>
      <text:p text:style-name="P3"/>
      <text:p text:style-name="P5">Subway</text:p>
      <text:p text:style-name="Standard">Senior Sandwich Artist (2009-2011) - <text:s/>Accountable for cleaning, prepping, closing and opening tasks as well as customer service and new employee training. Owner, Don Johnston (Djohns17@gmail.com)</text:p>
      <text:p text:style-name="P3"/>
      <text:p text:style-name="P5">Project SEED</text:p>
      <text:p text:style-name="Standard"><text:span text:style-name="T1">Summer II - <text:s/>Kean University’s Dr. Paul J. Croft, </text:span><text:a xlink:type="simple" xlink:href="mailto:pcroft@kean.edu" text:style-name="Internet_20_link" text:visited-style-name="Visited_20_Internet_20_Link"><text:span text:style-name="T5">pcroft@kean.edu</text:span></text:a><text:span text:style-name="T1"> (908) 737-3295) Studied Pollinosis</text:span></text:p>
      <text:p text:style-name="P7"><text:span text:style-name="T13">Summer I - <text:s/>NJIT's Dr. George Abdou, </text:span><text:a xlink:type="simple" xlink:href="mailto:abdou@njit.edu" text:style-name="Internet_20_link" text:visited-style-name="Visited_20_Internet_20_Link"><text:span text:style-name="T6">abdou@njit.edu</text:span></text:a><text:span text:style-name="T13"> (973) 596-3651, successfully assembled, and programmed a robot arm; testing efficiency in several palletization tasks. <text:s text:c="2"/>This project won 2</text:span><text:span text:style-name="T7">nd</text:span><text:span text:style-name="T13"> place at the American Chemical Society 2008 meeting</text:span></text:p>
      <text:p text:style-name="P3"/>
      <text:p text:style-name="P3">Several volunteer hours worked with Habitat for Humanity as favored time recipient- learning interesting styles, and apparatus involved in architecture, and more importantly the process and cost <text:s/>required of each build, other frequent volunteering avenues include: Code Samurai, local fire department and EMT. </text:p>
      <text:p text:style-name="P3"/>
      <text:p text:style-name="P1">SKILLS</text:p>
      <text:p text:style-name="P3">Basic Life Support and CPR certified for both Adults and Children.</text:p>
      <text:p text:style-name="P3">Creative resource for many collegiate extracurricular including the Association for Computing and Machin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gi Vincent</meta:initial-creator>
    <meta:creation-date>2015-10-07T03:19:40.40</meta:creation-date>
    <dc:date>2016-01-27T00:03:16.49</dc:date>
    <dc:creator>Luigi Vincent</dc:creator>
    <meta:editing-duration>PT8H56M3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28" meta:word-count="306" meta:character-count="2464"/>
  </office:meta>
</office:document-meta>
</file>